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adornments="Bold" style:font-family-generic="roman"/>
    <style:font-face style:name="Times New Roman1" svg:font-family="'Times New Roman'" style:font-adornments="Regular" style:font-family-generic="roman"/>
  </office:font-face-decls>
  <office:automatic-styles>
    <style:style style:name="Table0" style:family="table">
      <style:table-properties style:width="16.501cm" style:rel-width="100%" table:align="right" style:writing-mode="lr-tb"/>
    </style:style>
    <style:style style:name="Table0.A" style:family="table-column">
      <style:table-column-properties style:column-width="7.645cm" style:rel-column-width="4334*"/>
    </style:style>
    <style:style style:name="Table0.B" style:family="table-column">
      <style:table-column-properties style:column-width="8.856cm" style:rel-column-width="5021*"/>
    </style:style>
    <style:style style:name="Table0.1" style:family="table-row">
      <style:table-row-properties style:min-row-height="1.106cm"/>
    </style:style>
    <style:style style:name="Table0.A1" style:family="table-cell">
      <style:table-cell-properties fo:padding="0cm" fo:border="none" style:writing-mode="page"/>
    </style:style>
    <style:style style:name="Table0.2" style:family="table-row">
      <style:table-row-properties style:min-row-height="0.196cm"/>
    </style:style>
    <style:style style:name="P1" style:family="paragraph" style:parent-style-name="Standard" style:master-page-name="First_20_Page">
      <style:paragraph-properties fo:text-align="center" style:justify-single-word="false" fo:text-indent="0cm" style:auto-text-indent="false" style:page-number="3"/>
    </style:style>
    <style:style style:name="P2" style:family="paragraph" style:parent-style-name="Standard">
      <style:paragraph-properties fo:text-align="center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 fo:text-indent="0cm" style:auto-text-indent="false"/>
      <style:text-properties fo:background-color="transparent"/>
    </style:style>
    <style:style style:name="P5" style:family="paragraph" style:parent-style-name="Standard">
      <style:paragraph-properties fo:text-align="start" style:justify-single-word="false" fo:text-indent="0cm" style:auto-text-indent="false"/>
      <style:text-properties fo:background-color="#ffff00"/>
    </style:style>
    <style:style style:name="P6" style:family="paragraph" style:parent-style-name="Standard">
      <style:paragraph-properties fo:text-align="end" style:justify-single-word="false" fo:text-indent="0cm" style:auto-text-indent="false"/>
      <style:text-properties officeooo:rsid="00c8e843" officeooo:paragraph-rsid="00f426b2"/>
    </style:style>
    <style:style style:name="P7" style:family="paragraph" style:parent-style-name="Standard">
      <style:paragraph-properties fo:text-align="center" style:justify-single-word="false" fo:text-indent="0cm" style:auto-text-indent="false"/>
      <style:text-properties officeooo:paragraph-rsid="00061422"/>
    </style:style>
    <style:style style:name="P8" style:family="paragraph" style:parent-style-name="Standard">
      <style:paragraph-properties fo:text-indent="0cm" style:auto-text-indent="false"/>
    </style:style>
    <style:style style:name="P9" style:family="paragraph" style:parent-style-name="Standard">
      <style:paragraph-properties fo:text-align="end" style:justify-single-word="false" fo:text-indent="0cm" style:auto-text-indent="false"/>
    </style:style>
    <style:style style:name="P10" style:family="paragraph" style:parent-style-name="Standard">
      <style:paragraph-properties fo:text-align="end" style:justify-single-word="false" fo:text-indent="0cm" style:auto-text-indent="false"/>
      <style:text-properties fo:font-style="normal" officeooo:rsid="002c6b1f" officeooo:paragraph-rsid="0054d6b3" fo:background-color="transparent" style:font-style-asian="normal" style:font-style-complex="normal"/>
    </style:style>
    <style:style style:name="P11" style:family="paragraph" style:parent-style-name="Standard">
      <style:paragraph-properties fo:text-align="end" style:justify-single-word="false" fo:text-indent="0cm" style:auto-text-indent="false"/>
      <style:text-properties fo:background-color="#ffff00"/>
    </style:style>
    <style:style style:name="P12" style:family="paragraph" style:parent-style-name="Standard">
      <style:paragraph-properties fo:text-indent="0cm" style:auto-text-indent="false"/>
      <style:text-properties fo:font-size="2pt" officeooo:paragraph-rsid="00061422" style:font-size-asian="1.75pt" style:font-size-complex="2pt"/>
    </style:style>
    <style:style style:name="P13" style:family="paragraph" style:parent-style-name="Standard" style:master-page-name="Standard">
      <style:paragraph-properties fo:text-indent="0cm" style:auto-text-indent="false" style:page-number="auto"/>
      <style:text-properties fo:font-size="2pt" officeooo:paragraph-rsid="00061422" style:font-size-asian="1.75pt" style:font-size-complex="2pt"/>
    </style:style>
    <style:style style:name="P14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4.499cm" style:type="right" style:leader-style="dotted" style:leader-text="."/>
        </style:tab-stops>
      </style:paragraph-properties>
    </style:style>
    <style:style style:name="P17" style:family="paragraph" style:parent-style-name="Special_20_Heading">
      <style:text-properties officeooo:paragraph-rsid="016e88cb"/>
    </style:style>
    <style:style style:name="P18" style:family="paragraph" style:parent-style-name="Special_20_Heading">
      <style:paragraph-properties fo:break-before="page"/>
      <style:text-properties officeooo:paragraph-rsid="016e88cb"/>
    </style:style>
    <style:style style:name="P19" style:family="paragraph" style:parent-style-name="Standard">
      <style:text-properties officeooo:paragraph-rsid="00061422"/>
    </style:style>
    <style:style style:name="P20" style:family="paragraph" style:parent-style-name="Standard">
      <style:text-properties officeooo:paragraph-rsid="00d1b8eb"/>
    </style:style>
    <style:style style:name="P21" style:family="paragraph" style:parent-style-name="Standard">
      <style:text-properties officeooo:paragraph-rsid="00159d62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Standard">
      <style:text-properties officeooo:paragraph-rsid="00a26ec5"/>
    </style:style>
    <style:style style:name="P24" style:family="paragraph" style:parent-style-name="Standard" style:list-style-name="L1">
      <style:text-properties officeooo:paragraph-rsid="00db4ec7"/>
    </style:style>
    <style:style style:name="P25" style:family="paragraph" style:parent-style-name="Standard" style:list-style-name="L1"/>
    <style:style style:name="P26" style:family="paragraph" style:parent-style-name="Standard">
      <style:text-properties officeooo:paragraph-rsid="00e65675"/>
    </style:style>
    <style:style style:name="P27" style:family="paragraph" style:parent-style-name="Heading_20_2">
      <style:paragraph-properties fo:margin-left="0cm" fo:text-align="start" style:justify-single-word="false" fo:text-indent="0cm" style:auto-text-indent="false"/>
    </style:style>
    <style:style style:name="P28" style:family="paragraph" style:parent-style-name="Standard">
      <style:paragraph-properties fo:text-align="justify" style:justify-single-word="false"/>
    </style:style>
    <style:style style:name="P29" style:family="paragraph" style:parent-style-name="Standard">
      <style:text-properties officeooo:paragraph-rsid="01014278"/>
    </style:style>
    <style:style style:name="P30" style:family="paragraph" style:parent-style-name="Standard">
      <style:text-properties officeooo:rsid="007e95a0" officeooo:paragraph-rsid="007e95a0"/>
    </style:style>
    <style:style style:name="P31" style:family="paragraph" style:parent-style-name="Standard">
      <style:text-properties officeooo:paragraph-rsid="01511e1e"/>
    </style:style>
    <style:style style:name="P32" style:family="paragraph" style:parent-style-name="Standard">
      <style:paragraph-properties style:writing-mode="lr-tb"/>
      <style:text-properties officeooo:paragraph-rsid="01511e1e"/>
    </style:style>
    <style:style style:name="P33" style:family="paragraph" style:parent-style-name="Standard">
      <style:text-properties officeooo:paragraph-rsid="013d26a1"/>
    </style:style>
    <style:style style:name="P34" style:family="paragraph" style:parent-style-name="Standard">
      <style:text-properties officeooo:paragraph-rsid="0143e91a"/>
    </style:style>
    <style:style style:name="P35" style:family="paragraph" style:parent-style-name="Standard">
      <style:text-properties officeooo:rsid="011d7598" officeooo:paragraph-rsid="0144c19d"/>
    </style:style>
    <style:style style:name="P36" style:family="paragraph" style:parent-style-name="Standard">
      <style:text-properties officeooo:paragraph-rsid="0147e469"/>
    </style:style>
    <style:style style:name="P37" style:family="paragraph" style:parent-style-name="Standard">
      <style:text-properties officeooo:rsid="011d7598" officeooo:paragraph-rsid="0147e469"/>
    </style:style>
    <style:style style:name="P38" style:family="paragraph" style:parent-style-name="Standard" style:list-style-name="L2">
      <style:text-properties officeooo:paragraph-rsid="013fe7a2"/>
    </style:style>
    <style:style style:name="P39" style:family="paragraph" style:parent-style-name="Standard" style:list-style-name="L2">
      <style:text-properties officeooo:paragraph-rsid="01409f41"/>
    </style:style>
    <style:style style:name="P40" style:family="paragraph" style:parent-style-name="Standard" style:list-style-name="L2">
      <style:text-properties officeooo:paragraph-rsid="0147e469"/>
    </style:style>
    <style:style style:name="P41" style:family="paragraph" style:parent-style-name="Standard">
      <style:text-properties officeooo:rsid="01285bd6" officeooo:paragraph-rsid="0147e469"/>
    </style:style>
    <style:style style:name="P42" style:family="paragraph" style:parent-style-name="Standard" style:list-style-name="L2">
      <style:text-properties officeooo:rsid="01285bd6" officeooo:paragraph-rsid="0147e469"/>
    </style:style>
    <style:style style:name="P43" style:family="paragraph" style:parent-style-name="Heading_20_2">
      <style:text-properties officeooo:paragraph-rsid="014fd165"/>
    </style:style>
    <style:style style:name="P44" style:family="paragraph" style:parent-style-name="Standard">
      <style:text-properties officeooo:paragraph-rsid="014fd165"/>
    </style:style>
    <style:style style:name="P45" style:family="paragraph" style:parent-style-name="Standard">
      <style:text-properties style:text-underline-style="none" officeooo:rsid="0130449a" officeooo:paragraph-rsid="014fd165"/>
    </style:style>
    <style:style style:name="P46" style:family="paragraph" style:parent-style-name="Heading_20_2">
      <style:text-properties style:text-underline-style="none" officeooo:rsid="015fa8a0"/>
    </style:style>
    <style:style style:name="P47" style:family="paragraph" style:parent-style-name="Standard">
      <style:text-properties officeooo:paragraph-rsid="0151c817"/>
    </style:style>
    <style:style style:name="P48" style:family="paragraph" style:parent-style-name="Standard" style:list-style-name="L3">
      <style:paragraph-properties style:writing-mode="lr-tb"/>
      <style:text-properties style:text-underline-style="none" officeooo:rsid="0131a095" officeooo:paragraph-rsid="0151c817"/>
    </style:style>
    <style:style style:name="P49" style:family="paragraph" style:parent-style-name="Standard">
      <style:paragraph-properties style:writing-mode="lr-tb"/>
      <style:text-properties style:text-underline-style="none" officeooo:rsid="0130449a" officeooo:paragraph-rsid="0131a095"/>
    </style:style>
    <style:style style:name="T1" style:family="text">
      <style:text-properties fo:color="#000000" loext:opacity="100%" fo:background-color="#ffff00" loext:char-shading-value="0"/>
    </style:style>
    <style:style style:name="T2" style:family="text">
      <style:text-properties officeooo:rsid="001c597c"/>
    </style:style>
    <style:style style:name="T3" style:family="text">
      <style:text-properties officeooo:rsid="00c93309"/>
    </style:style>
    <style:style style:name="T4" style:family="text">
      <style:text-properties fo:background-color="transparent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bd2c58"/>
    </style:style>
    <style:style style:name="T7" style:family="text">
      <style:text-properties officeooo:rsid="0052d32e"/>
    </style:style>
    <style:style style:name="T8" style:family="text">
      <style:text-properties officeooo:rsid="0054d6b3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1191ce5"/>
    </style:style>
    <style:style style:name="T11" style:family="text">
      <style:text-properties officeooo:rsid="00d21870"/>
    </style:style>
    <style:style style:name="T12" style:family="text">
      <style:text-properties fo:font-weight="bold" officeooo:rsid="00d58702" style:font-weight-asian="bold" style:font-weight-complex="bold"/>
    </style:style>
    <style:style style:name="T13" style:family="text">
      <style:text-properties fo:font-weight="bold" officeooo:rsid="0064b599" style:font-weight-asian="bold" style:font-weight-complex="bold"/>
    </style:style>
    <style:style style:name="T14" style:family="text">
      <style:text-properties officeooo:rsid="00d7f6d9"/>
    </style:style>
    <style:style style:name="T15" style:family="text">
      <style:text-properties officeooo:rsid="00e523ad"/>
    </style:style>
    <style:style style:name="T16" style:family="text">
      <style:text-properties officeooo:rsid="00f9a063"/>
    </style:style>
    <style:style style:name="T17" style:family="text">
      <style:text-properties officeooo:rsid="00e65675"/>
    </style:style>
    <style:style style:name="T18" style:family="text">
      <style:text-properties officeooo:rsid="00fc4d2b"/>
    </style:style>
    <style:style style:name="T19" style:family="text">
      <style:text-properties officeooo:rsid="00eb6296"/>
    </style:style>
    <style:style style:name="T20" style:family="text">
      <style:text-properties officeooo:rsid="01014278"/>
    </style:style>
    <style:style style:name="T21" style:family="text">
      <style:text-properties officeooo:rsid="00e76df8"/>
    </style:style>
    <style:style style:name="T22" style:family="text">
      <style:text-properties officeooo:rsid="00b4649b"/>
    </style:style>
    <style:style style:name="T23" style:family="text">
      <style:text-properties officeooo:rsid="01092b81"/>
    </style:style>
    <style:style style:name="T24" style:family="text">
      <style:text-properties officeooo:rsid="0116746d"/>
    </style:style>
    <style:style style:name="T25" style:family="text">
      <style:text-properties officeooo:rsid="0116e940"/>
    </style:style>
    <style:style style:name="T26" style:family="text">
      <style:text-properties officeooo:rsid="013ccc13"/>
    </style:style>
    <style:style style:name="T27" style:family="text">
      <style:text-properties style:text-underline-style="none" officeooo:rsid="0131a095"/>
    </style:style>
    <style:style style:name="T28" style:family="text">
      <style:text-properties officeooo:rsid="0151c817"/>
    </style:style>
    <style:style style:name="T29" style:family="text">
      <style:text-properties officeooo:rsid="0143e91a"/>
    </style:style>
    <style:style style:name="T30" style:family="text">
      <style:text-properties officeooo:rsid="011781a5"/>
    </style:style>
    <style:style style:name="T31" style:family="text">
      <style:text-properties officeooo:rsid="011bafc7"/>
    </style:style>
    <style:style style:name="T32" style:family="text">
      <style:text-properties officeooo:rsid="0144c19d"/>
    </style:style>
    <style:style style:name="T33" style:family="text">
      <style:text-properties officeooo:rsid="0158e7d1"/>
    </style:style>
    <style:style style:name="T34" style:family="text">
      <style:text-properties officeooo:rsid="0159fc8f"/>
    </style:style>
    <style:style style:name="T35" style:family="text">
      <style:text-properties officeooo:rsid="010aab66"/>
    </style:style>
    <style:style style:name="T36" style:family="text">
      <style:text-properties officeooo:rsid="011d7598"/>
    </style:style>
    <style:style style:name="T37" style:family="text">
      <style:text-properties officeooo:rsid="01409f41"/>
    </style:style>
    <style:style style:name="T38" style:family="text">
      <style:text-properties officeooo:rsid="010e3a2d"/>
    </style:style>
    <style:style style:name="T39" style:family="text">
      <style:text-properties officeooo:rsid="011fa934"/>
    </style:style>
    <style:style style:name="T40" style:family="text">
      <style:text-properties officeooo:rsid="0122581c"/>
    </style:style>
    <style:style style:name="T41" style:family="text">
      <style:text-properties officeooo:rsid="0126df52"/>
    </style:style>
    <style:style style:name="T42" style:family="text">
      <style:text-properties officeooo:rsid="012429ea"/>
    </style:style>
    <style:style style:name="T43" style:family="text">
      <style:text-properties officeooo:rsid="013f080b"/>
    </style:style>
    <style:style style:name="T44" style:family="text">
      <style:text-properties officeooo:rsid="010d4f2b"/>
    </style:style>
    <style:style style:name="T45" style:family="text">
      <style:text-properties officeooo:rsid="01428cd9"/>
    </style:style>
    <style:style style:name="T46" style:family="text">
      <style:text-properties officeooo:rsid="01285bd6"/>
    </style:style>
    <style:style style:name="T47" style:family="text">
      <style:text-properties officeooo:rsid="01288823"/>
    </style:style>
    <style:style style:name="T48" style:family="text">
      <style:text-properties officeooo:rsid="015b8573"/>
    </style:style>
    <style:style style:name="T49" style:family="text">
      <style:text-properties officeooo:rsid="012b3dc1"/>
    </style:style>
    <style:style style:name="T50" style:family="text">
      <style:text-properties officeooo:rsid="0136efe5"/>
    </style:style>
    <style:style style:name="T51" style:family="text">
      <style:text-properties officeooo:rsid="012e81d9"/>
    </style:style>
    <style:style style:name="T52" style:family="text">
      <style:text-properties officeooo:rsid="01159716"/>
    </style:style>
    <style:style style:name="T53" style:family="text">
      <style:text-properties officeooo:rsid="012f8c6e"/>
    </style:style>
    <style:style style:name="T54" style:family="text">
      <style:text-properties style:text-underline-style="none" officeooo:rsid="0130449a"/>
    </style:style>
    <style:style style:name="T55" style:family="text">
      <style:text-properties style:text-underline-style="none" fo:font-weight="normal" officeooo:rsid="0131a095" style:font-weight-asian="normal" style:font-weight-complex="normal"/>
    </style:style>
    <style:style style:name="T56" style:family="text">
      <style:text-properties style:text-underline-style="none" fo:font-weight="normal" officeooo:rsid="013289a0" style:font-weight-asian="normal" style:font-weight-complex="normal"/>
    </style:style>
    <style:style style:name="T57" style:family="text">
      <style:text-properties style:text-underline-style="none" officeooo:rsid="013289a0"/>
    </style:style>
    <style:style style:name="T58" style:family="text">
      <style:text-properties style:text-underline-style="none" officeooo:rsid="0135f35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94cm" fo:text-indent="-0.635cm" fo:margin-left="2.094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729cm" fo:text-indent="-0.635cm" fo:margin-left="2.729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364cm" fo:text-indent="-0.635cm" fo:margin-left="3.36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99cm" fo:text-indent="-0.635cm" fo:margin-left="3.99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634cm" fo:text-indent="-0.635cm" fo:margin-left="4.63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269cm" fo:text-indent="-0.635cm" fo:margin-left="5.26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904cm" fo:text-indent="-0.635cm" fo:margin-left="5.90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539cm" fo:text-indent="-0.635cm" fo:margin-left="6.53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74cm" fo:text-indent="-0.635cm" fo:margin-left="7.17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809cm" fo:text-indent="-0.635cm" fo:margin-left="7.809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 Республики Беларусь</text:p>
      <text:p text:style-name="P2"/>
      <text:p text:style-name="P2">Учреждение образования</text:p>
      <text:p text:style-name="P3">«Белорусский государственный университет информатики и радиоэлектроники»</text:p>
      <text:p text:style-name="P2"/>
      <text:p text:style-name="P4">Факультет: компьютерных систем и сетей</text:p>
      <text:p text:style-name="P5"/>
      <text:p text:style-name="P4">Кафедра электронных вычислительных машин</text:p>
      <text:p text:style-name="P5"/>
      <text:p text:style-name="P4">Дисциплина: Программирование на языках высокого уровня</text:p>
      <text:p text:style-name="P2"/>
      <text:p text:style-name="P2"/>
      <text:p text:style-name="P2"/>
      <text:p text:style-name="P6">К ЗАЩИТЕ ДОПУСТИТЬ<text:line-break/><text:line-break/>________ <text:span text:style-name="T1">Ковальчук А. М.</text:span></text:p>
      <text:p text:style-name="P2"/>
      <text:p text:style-name="P2"/>
      <text:p text:style-name="P2"/>
      <text:p text:style-name="P2">ПОЯСНИТЕЛЬНАЯ ЗАПИСКА</text:p>
      <text:p text:style-name="P2">к курсово<text:span text:style-name="T2">му проекту </text:span>на тему</text:p>
      <text:p text:style-name="P2"/>
      <text:p text:style-name="P2"><text:span text:style-name="T3">АСКИ </text:span>рендерер</text:p>
      <text:p text:style-name="P2"/>
      <text:p text:style-name="P2"/>
      <text:p text:style-name="P2"/>
      <text:p text:style-name="P2">БГУИР <text:span text:style-name="T4">КР </text:span><text:span text:style-name="T5">6-05-0611-05 316</text:span><text:span text:style-name="T4"> ПЗ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0" table:style-name="Table0">
        <table:table-column table:style-name="Table0.A"/>
        <table:table-column table:style-name="Table0.B"/>
        <table:table-row table:style-name="Table0.1">
          <table:table-cell table:style-name="Table0.A1" office:value-type="string">
            <text:p text:style-name="P8">Студент</text:p>
          </table:table-cell>
          <table:table-cell table:style-name="Table0.A1" office:value-type="string">
            <text:p text:style-name="P9">Мискевич Д. Д.</text:p>
            <text:p text:style-name="P9">(гр. 350503)</text:p>
            <text:p text:style-name="P9"/>
          </table:table-cell>
        </table:table-row>
        <table:table-row table:style-name="Table0.2">
          <table:table-cell table:style-name="Table0.A1" office:value-type="string">
            <text:p text:style-name="P8">Руководитель</text:p>
          </table:table-cell>
          <table:table-cell table:style-name="Table0.A1" office:value-type="string">
            <text:p text:style-name="P10"><text:span text:style-name="T6">Протько</text:span><text:span text:style-name="T7"> </text:span><text:span text:style-name="T6">М</text:span><text:span text:style-name="T8">. </text:span><text:span text:style-name="T6">А</text:span><text:span text:style-name="T8">.</text:span></text:p>
            <text:p text:style-name="P11"/>
          </table:table-cell>
        </table:table-row>
      </table:table>
      <text:p text:style-name="P12"/>
      <text:p text:style-name="P13"/>
      <text:table-of-content text:style-name="Sect1" text:protected="true" text:name="Table of Contents1">
        <text:table-of-content-source text:outline-level="10">
          <text:index-title-template text:style-name="Special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h text:style-name="Special_20_Heading" text:outline-level="1">СОДЕРЖАНИЕ</text:h>
          </text:index-title>
          <text:p text:style-name="P14"><text:a xlink:type="simple" xlink:href="#__RefHeading___Toc266_1970593471" text:style-name="Index_20_Link" text:visited-style-name="Index_20_Link">ВВЕДЕНИЕ<text:tab/></text:a></text:p>
          <text:p text:style-name="P14"><text:a xlink:type="simple" xlink:href="#__RefHeading___Toc5260_1970593471" text:style-name="Index_20_Link" text:visited-style-name="Index_20_Link">1 ОБЗОР ЛИТЕРАТУРЫ<text:tab/></text:a></text:p>
          <text:p text:style-name="P15"><text:a xlink:type="simple" xlink:href="#__RefHeading___Toc5262_1970593471" text:style-name="Index_20_Link" text:visited-style-name="Index_20_Link">1.1 Обзор методов и алгоритмов решения поставленной задачи<text:tab/>6</text:a></text:p>
          <text:p text:style-name="P15"><text:a xlink:type="simple" xlink:href="#__RefHeading___Toc5264_1970593471" text:style-name="Index_20_Link" text:visited-style-name="Index_20_Link">1.2 Обзор информационных технологий решешия задачи<text:tab/>6</text:a></text:p>
          <text:p text:style-name="P15"><text:a xlink:type="simple" xlink:href="#__RefHeading___Toc5266_1970593471" text:style-name="Index_20_Link" text:visited-style-name="Index_20_Link">1.3. Постановка задачи<text:tab/>7</text:a></text:p>
          <text:p text:style-name="P14"><text:a xlink:type="simple" xlink:href="#__RefHeading___Toc3051_1682413708" text:style-name="Index_20_Link" text:visited-style-name="Index_20_Link">2 СТРУКТУРНОЕ ПРОЕКТИРОВАНИЕ<text:tab/></text:a></text:p>
          <text:p text:style-name="P15"><text:a xlink:type="simple" xlink:href="#__RefHeading___Toc3053_1682413708" text:style-name="Index_20_Link" text:visited-style-name="Index_20_Link">2.1 Компоненты системы:<text:tab/>8</text:a></text:p>
          <text:p text:style-name="P16"><text:a xlink:type="simple" xlink:href="#__RefHeading___Toc3055_1682413708" text:style-name="Index_20_Link" text:visited-style-name="Index_20_Link">2.1.1 Модуль загрузки изображений<text:tab/>8</text:a></text:p>
          <text:p text:style-name="P16"><text:a xlink:type="simple" xlink:href="#__RefHeading___Toc3057_1682413708" text:style-name="Index_20_Link" text:visited-style-name="Index_20_Link">2.1.2 Модуль обработки ASCII-арта.<text:tab/>8</text:a></text:p>
          <text:p text:style-name="P16"><text:a xlink:type="simple" xlink:href="#__RefHeading___Toc3059_1682413708" text:style-name="Index_20_Link" text:visited-style-name="Index_20_Link">2.1.3 Модуль вывода<text:tab/>9</text:a></text:p>
          <text:p text:style-name="P16"><text:a xlink:type="simple" xlink:href="#__RefHeading___Toc3061_1682413708" text:style-name="Index_20_Link" text:visited-style-name="Index_20_Link">2.1.4 Главный модуль<text:tab/>9</text:a></text:p>
          <text:p text:style-name="P15"><text:a xlink:type="simple" xlink:href="#__RefHeading___Toc3063_1682413708" text:style-name="Index_20_Link" text:visited-style-name="Index_20_Link">2.2 Структура входных и выходных данных<text:tab/>9</text:a></text:p>
        </text:index-body>
      </text:table-of-content>
      <text:h text:style-name="P17" text:outline-level="1"/>
      <text:h text:style-name="P18" text:outline-level="1"><text:bookmark-start text:name="__RefHeading___Toc266_1970593471"/><text:bookmark-start text:name="_Toc166181876"/><text:bookmark-start text:name="_Toc164541181"/>ВВЕДЕНИЕ<text:bookmark-end text:name="__RefHeading___Toc266_1970593471"/><text:bookmark-end text:name="_Toc166181876"/><text:bookmark-end text:name="_Toc164541181"/></text:h>
      <text:p text:style-name="P19"><text:span text:style-name="T9"/></text:p>
      <text:p text:style-name="P20"><text:tab/>Компьютерная графика представляет собой быстро эволюционирующую область, характеризующуюся постоянным совершенствованием технологий и появлением новых стилистических направлений. Параллельно наблюдается стремительное устаревание ранее актуальных визуальных стилей. Так, то, что еще недавно воспринималось как эталон реализма, сегодня может выглядеть примитивно и неэстетично. <text:tab/>Однако, некоторые стили, утратившие былую популярность, неожиданно переживают возрождение. Яркими примерами подобного явления служат эстетика игровых консолей <text:span text:style-name="T10">Sony </text:span>PlayStation 1, визуальный стиль игры Quake, пиксельная графика и ASCII-арт. Последний, несмотря на свою минималистичность, обладает особым эстетическим привлекательностью и вызывает ностальгические чувства. Возникнув как следствие ограниченных возможностей первых персональных компьютеров 70-х и начала 80-х годов, способных отображать исключительно текстовую информацию, ASCII-арт сегодня вновь пользуется популярностью в качестве художественного средства выражения и инструмента для создания уникальных визуальных эффектов.</text:p>
      <text:p text:style-name="P20"><text:tab/>В настоящей работе рассматриваются принципы функционирования ASCII-рендерер<text:span text:style-name="T11">а</text:span> и демонстрируются практические возможности данной технологии.</text:p>
      <text:p text:style-name="P21"/>
      <text:h text:style-name="P22" text:outline-level="1"><text:bookmark-start text:name="__RefHeading___Toc5260_1970593471"/><text:span text:style-name="T12">1 </text:span><text:bookmark-start text:name="_Toc164541181 Copy 1"/><text:bookmark-start text:name="_Toc166181876 Copy 1"/><text:span text:style-name="T13">О</text:span><text:bookmark-end text:name="_Toc164541181 Copy 1"/><text:bookmark-end text:name="_Toc166181876 Copy 1"/><text:span text:style-name="T13">БЗОР ЛИТЕРАТУРЫ</text:span><text:bookmark-end text:name="__RefHeading___Toc5260_1970593471"/><text:bookmark text:name="_Toc164541181 Copy 2"/><text:bookmark text:name="_Toc166181876 Copy 2"/></text:h>
      <text:p text:style-name="P23"><text:span text:style-name="T13"/></text:p>
      <text:h text:style-name="Heading_20_2" text:outline-level="2"><text:bookmark-start text:name="__RefHeading___Toc5262_1970593471"/><text:span text:style-name="T14">1</text:span>.1 Обзор методов и алгоритмов решения поставленной задачи<text:bookmark-end text:name="__RefHeading___Toc5262_1970593471"/></text:h>
      <text:p text:style-name="Standard"/>
      <text:p text:style-name="Standard"><text:tab/>Синтез текстовых изображений (ASCII-арт) может быть осуществлен различными методами. Наиболее распространенным подходом является применение эффектов пост-обработки к готовым изображениям. Этот метод обладает рядом преимуществ, таких как независимость от конкретной технологии рендеринга и возможность применения к существующим изображениям (например, фотографиям). Однако, он имеет и существенный недостаток – <text:span text:style-name="T15">отсутствие гибкости в </text:span>управлении отдельными символами. <text:tab/>Несмотря на <text:span text:style-name="T15">недостатки</text:span>, в данном проекте был выбран именно этот метод ввиду простоты достижения наиболее выразительных результатов.</text:p>
      <text:p text:style-name="Standard"><text:tab/>Процесс генерации можно разделить на следующие этапы:</text:p>
      <text:list text:style-name="L1">
        <text:list-item>
          <text:list>
            <text:list-item>
              <text:p text:style-name="P24">Изображение разбивается на регулярную сетку ячеек, размер которых соответствует размеру символа.</text:p>
            </text:list-item>
            <text:list-item>
              <text:p text:style-name="P25">Для каждой ячейки вычисляется средняя яркость.</text:p>
            </text:list-item>
            <text:list-item>
              <text:p text:style-name="P25">Каждой ячейке сопоставляется символ из заданного набора, исходя из ее средней яркости.</text:p>
            </text:list-item>
            <text:list-item>
              <text:p text:style-name="P25">Определяются границы объектов на изображении.</text:p>
            </text:list-item>
            <text:list-item>
              <text:p text:style-name="P25"><text:span text:style-name="T16">Д</text:span>ля каждой ячейки, пересекаемой границей, выбирается символ из отдельного набора, характеризующий форму границы (например, угол наклона).</text:p>
            </text:list-item>
            <text:list-item>
              <text:p text:style-name="P24">Символы, соответствующие яркости и границам, объединяются в финальное текстовое изображение.</text:p>
            </text:list-item>
          </text:list>
        </text:list-item>
      </text:list>
      <text:p text:style-name="Standard"><text:tab/>Следует отметить, что некоторые реализации ограничиваются первыми тремя этапами. Однако, такой подход не позволяет достичь полноценного эффекта ASCII-арта. Именно учет границ придает текстовому изображению характерную визуальную выразительность и отличает его от обычного полутонового изображения.</text:p>
      <text:p text:style-name="P26"><text:tab/><text:span text:style-name="T17">Также некоторые реализации добавляют управляющие символы ANSI, для получения цветных символов. </text:span><text:span text:style-name="T18">Но т</text:span><text:span text:style-name="T17">ак как они не являются частью стандарта ASCII, полученный результат </text:span><text:span text:style-name="T18">относят</text:span><text:span text:style-name="T17"> </text:span><text:span text:style-name="T18">к </text:span><text:span text:style-name="T17">ANSI-арт.</text:span></text:p>
      <text:h text:style-name="P27" text:outline-level="2"/>
      <text:h text:style-name="Heading_20_2" text:outline-level="2"><text:bookmark-start text:name="__RefHeading___Toc5264_1970593471"/><text:span text:style-name="T14">1</text:span>.2 Обзор информационных технологий решешия задачи<text:bookmark-end text:name="__RefHeading___Toc5264_1970593471"/></text:h>
      <text:p text:style-name="Standard"/>
      <text:p text:style-name="Standard"><text:tab/>Традиционно основная функция ASCII-арта сводится к визуализации изображений в текстовых средах, таких как терминальные эмуляторы. Однако, помимо этого, ASCII-арт обладает выраженной эстетической составляющей, позволяющей создавать уникальные визуальные эффекты.</text:p>
      <text:p text:style-name="Standard"><text:soft-page-break/><text:tab/>Одним из наиболее распространенных инструментов для создания ASCII-арта является библиотека aalib. Она предоставляет разработчикам широкий спектр функций для преобразования растровых изображений и анимации в текстовые форматы. Типичным примером использования aalib служит медиаплеер VLC, который поддерживает режим воспроизведения видео в виде ASCII-арта. Данная реализация демонстрирует потенциал ASCII-рендеринга в области мультимедиа.</text:p>
      <text:p text:style-name="Standard"><text:tab/>ASCII-арт нашел применение и за пределами традиционных текстовых сред. Особенно интересен его опыт в игровой индустрии. Например, в <text:span text:style-name="T19">видео</text:span>игре Returnal эффект ASCII-арта, реализованный в виде шейдера для фоторежима, позволяет игрокам создавать уникальные стилизованные скриншоты.</text:p>
      <text:p text:style-name="Standard"/>
      <text:h text:style-name="Heading_20_2" text:outline-level="2"><text:bookmark-start text:name="__RefHeading___Toc5266_1970593471"/><text:span text:style-name="T14">1</text:span>.3. Постановка задачи<text:bookmark-end text:name="__RefHeading___Toc5266_1970593471"/></text:h>
      <text:p text:style-name="Standard"/>
      <text:p text:style-name="Standard"><text:tab/>Необходимо разработать <text:span text:style-name="T20">ASCII-рендерер, </text:span>программный инструмент для преобразования растровых изображений в ASCII-арт.</text:p>
      <text:p text:style-name="Standard"><text:span text:style-name="Strong_20_Emphasis"><text:span text:style-name="T9"><text:tab/>Входные данные:</text:span></text:span> путь к файлу растрового изображения в стандартном формате (например, <text:span text:style-name="T21">JPEG или </text:span>W<text:span text:style-name="T22">eb</text:span>P). </text:p>
      <text:p text:style-name="Standard"><text:span text:style-name="Strong_20_Emphasis"><text:span text:style-name="T9"><text:tab/>Выходные данные:</text:span></text:span> текстовый файл, содержащий ASCII-представление исходного изображения. </text:p>
      <text:p text:style-name="P28"><text:span text:style-name="Strong_20_Emphasis"><text:span text:style-name="T9"><text:tab/>Функционал:</text:span></text:span> Алгоритмическое преобразование входного растрового изображения в соответствующее ему текстовое представление с учетом заданных параметров.</text:p>
      <text:p text:style-name="P29"><text:tab/><text:span text:style-name="T20">Р</text:span>езультат<text:span text:style-name="T20">ом </text:span>выполнения <text:span text:style-name="T20">данного проекта </text:span>создание программного <text:span text:style-name="T20">инмтрумента</text:span>, <text:span text:style-name="T20">который </text:span>позволит визуализировать графическую информацию посредством текстовых символов, обеспечивая альтернативный способ представления изображений.</text:p>
      <text:p text:style-name="P30"/>
      <text:h text:style-name="P22" text:outline-level="1"><text:bookmark-start text:name="__RefHeading___Toc3051_1682413708"/><text:span text:style-name="T23">2</text:span> СТРУКТУРНОЕ ПРОЕКТИРОВАНИЕ<text:bookmark-end text:name="__RefHeading___Toc3051_1682413708"/></text:h>
      <text:p text:style-name="Standard"/>
      <text:p text:style-name="P31"><text:tab/>В рамках данного <text:span text:style-name="T24">проекта</text:span> разраб<text:span text:style-name="T25">атывается </text:span>программная система, осуществляющая преобразование растровых изображений в <text:span text:style-name="T25">соответствующий ASCII-арт</text:span>. Выбор языка программирования C++ обусловлен его широкими возможностями в области компьютерной графики, наличием богатой стандартной библиотеки и эффективной поддержкой <text:span text:style-name="T26">принципов </text:span>объектно-ориентированного программирования. Высокая производительность языка, сопоставимая с языком C, позволяет эффективно решать задачи обработки изображений в реальном времени.</text:p>
      <text:p text:style-name="P32"><text:span text:style-name="T27"/></text:p>
      <text:h text:style-name="Heading_20_2" text:outline-level="2"><text:bookmark-start text:name="__RefHeading___Toc3053_1682413708"/><text:span text:style-name="Strong_20_Emphasis">2.1 Компоненты системы</text:span>:<text:bookmark-end text:name="__RefHeading___Toc3053_1682413708"/></text:h>
      <text:p text:style-name="P33"/>
      <text:h text:style-name="Heading_20_3" text:outline-level="3"><text:bookmark-start text:name="__RefHeading___Toc3055_1682413708"/><text:span text:style-name="T28">2.1.</text:span><text:span text:style-name="T29">1 </text:span>Модуль загрузки изображений<text:bookmark-end text:name="__RefHeading___Toc3055_1682413708"/></text:h>
      <text:p text:style-name="P34"/>
      <text:p text:style-name="P34"><text:span text:style-name="T30"><text:tab/>Основной задачей данного модуля является использование специализированных библиотек для работы с определенными форматами изображений (libwebp, libjpeg </text:span><text:span text:style-name="T31">для WebP и JPEG соответственно</text:span><text:span text:style-name="T30">) для загрузки изображения в оперативную память компъютера посредством универсального интерфейса, объединяющего все форматы.</text:span></text:p>
      <text:p text:style-name="P34"/>
      <text:h text:style-name="Heading_20_3" text:outline-level="3"><text:bookmark-start text:name="__RefHeading___Toc3057_1682413708"/><text:span text:style-name="T32">2.</text:span><text:span text:style-name="T33">1.</text:span><text:span text:style-name="T34">2</text:span><text:span text:style-name="T32"> </text:span><text:span text:style-name="T35">Модуль обработки </text:span><text:span text:style-name="T36">ASCII-арта</text:span><text:span text:style-name="T35">.</text:span><text:bookmark-end text:name="__RefHeading___Toc3057_1682413708"/></text:h>
      <text:p text:style-name="P35"><text:tab/></text:p>
      <text:p text:style-name="P36"><text:span text:style-name="T36"><text:tab/>Основной задачей данного модуля является преобразование </text:span><text:span text:style-name="T35">изображения в ASCII-арт </text:span><text:span text:style-name="T36">с помощью композиции различных эффектов (обработчиков), отвечающих за одну конкретную характеристику получаемого изображения.</text:span></text:p>
      <text:p text:style-name="P37"><text:tab/>В данном проекте реализованно три эффекта:</text:p>
      <text:list text:style-name="L2">
        <text:list-item>
          <text:p text:style-name="P38"><text:span text:style-name="T36">Заливка – </text:span><text:span text:style-name="T37">о</text:span>пределяет соответствие между областями исходного изображения и символами ASCII, формируя основу для дальнейшей обработки<text:span text:style-name="T36">.</text:span></text:p>
        </text:list-item>
        <text:list-item>
          <text:p text:style-name="P39"><text:span text:style-name="T36">Р</text:span><text:span text:style-name="T38">аскраска – </text:span><text:span text:style-name="T36">с помощью управляющих символов ANSI раскрашивает символы изображения, </text:span><text:span text:style-name="T39">на основе цвета исходного изображения. </text:span>Поддерживаются два режима раскраски<text:span text:style-name="T39">: традиционный «16-color», используя восемь различных цветов для раскраски символов, и более современный «true color», </text:span><text:span text:style-name="T40">который позволяет использовать вс</text:span><text:span text:style-name="T41">е 16,7 миллионов </text:span><text:span text:style-name="T42">цветов </text:span><text:span text:style-name="T40">пространств</text:span><text:span text:style-name="T41">а</text:span><text:span text:style-name="T40"> RGB.</text:span></text:p>
        </text:list-item>
        <text:list-item>
          <text:p text:style-name="P40"><text:span text:style-name="T43">Определение г</text:span><text:span text:style-name="T44">раниц – </text:span><text:span text:style-name="T45">в</text:span>ыделяет контуры объектов на изображении и отображает их соответствующими символами <text:span text:style-name="T45">ASCII</text:span><text:span text:style-name="T46">.</text:span></text:p>
        </text:list-item>
      </text:list>
      <text:p text:style-name="P41"><text:soft-page-break/><text:tab/>Использованный композиционный подход обладает рядом приемуществ:</text:p>
      <text:list text:continue-numbering="true" text:style-name="L2">
        <text:list-item>
          <text:p text:style-name="P42"><text:s/>Простота расширяемости системы посредством добавления новых эффектов.</text:p>
        </text:list-item>
        <text:list-item>
          <text:p text:style-name="P42">Возможность применять эффекты во всех возможных комбинациях, что невозможно при <text:span text:style-name="T47">наследовании.</text:span></text:p>
        </text:list-item>
      </text:list>
      <text:p text:style-name="P41"/>
      <text:h text:style-name="Heading_20_3" text:outline-level="3"><text:bookmark-start text:name="__RefHeading___Toc3059_1682413708"/><text:span text:style-name="T48">2.1.3</text:span> <text:span text:style-name="T35">Модуль вывода</text:span><text:bookmark-end text:name="__RefHeading___Toc3059_1682413708"/></text:h>
      <text:p text:style-name="Standard"/>
      <text:p text:style-name="Standard"><text:span text:style-name="T49"><text:tab/>Данный модуль отвечает за </text:span><text:span text:style-name="T50">вывод</text:span><text:span text:style-name="T51"> </text:span><text:span text:style-name="T49">результата в текстовый файл </text:span><text:span text:style-name="T51">и в </text:span><text:span text:style-name="T50">консоль</text:span><text:span text:style-name="T49">. </text:span><text:span text:style-name="T51">Независимость реализации от эффектов позволяет сохранить также промежуточные результаты обработки для потенциальной интеграции с пользовательским интерфейсом.</text:span></text:p>
      <text:p text:style-name="Standard"/>
      <text:h text:style-name="Heading_20_3" text:outline-level="3"><text:bookmark-start text:name="__RefHeading___Toc3061_1682413708"/><text:span text:style-name="T48">2.1.</text:span>4 <text:span text:style-name="T52">Главный модуль</text:span><text:bookmark-end text:name="__RefHeading___Toc3061_1682413708"/></text:h>
      <text:h text:style-name="P43" text:outline-level="2"/>
      <text:p text:style-name="P44"><text:span text:style-name="T53"><text:tab/>Основная функция данного модуля заключается в организации взаимодействия </text:span><text:span text:style-name="T54">между всеми остальными модулями, управления потоком данных.</text:span></text:p>
      <text:p text:style-name="P45"><text:tab/>Этот модуль является единственным, взаимодействующим с пользователем напрямую.</text:p>
      <text:p text:style-name="Standard"><text:span text:style-name="T54"/></text:p>
      <text:h text:style-name="P46" text:outline-level="2"><text:bookmark-start text:name="__RefHeading___Toc3063_1682413708"/>2.2 Структура входных и выходных данных<text:bookmark-end text:name="__RefHeading___Toc3063_1682413708"/></text:h>
      <text:p text:style-name="Standard"><text:span text:style-name="T54"/></text:p>
      <text:p text:style-name="P47"><text:span text:style-name="T54"><text:tab/></text:span><text:span text:style-name="T27">В качестве входных данных данного программного модуля можно выделить:</text:span></text:p>
      <text:list text:style-name="L3">
        <text:list-item>
          <text:list>
            <text:list-item>
              <text:p text:style-name="P48">Обязательные: путь к файлу растрового изображения в стандартном формате (JPEG или WebP). </text:p>
            </text:list-item>
            <text:list-item>
              <text:p text:style-name="P48">Необязательные: путь, по которому должен создасться файл, содержащий полученный ASCII-арт (при отсутствии файл не создается) и различные параметры эффектов (при отсутствии используются параметры по умолчанию).</text:p>
            </text:list-item>
          </text:list>
        </text:list-item>
      </text:list>
      <text:p text:style-name="P47"><text:span text:style-name="Strong_20_Emphasis"><text:span text:style-name="T55"><text:tab/>Выходными данными являются текстовый </text:span></text:span><text:span text:style-name="Strong_20_Emphasis"><text:span text:style-name="T56">файл, </text:span></text:span><text:span text:style-name="T27">содержащий ASCII-представление исходного изображения </text:span><text:span text:style-name="T57">(в случае, если предоставлен путь) и вывод результата в </text:span><text:span text:style-name="T58">консоль</text:span><text:span text:style-name="T27">.</text:span></text:p>
      <text:p text:style-name="Standard"><text:span text:style-name="T54"/></text:p>
      <text:p text:style-name="P49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adornments="Bold" style:font-family-generic="roman"/>
    <style:font-face style:name="Times New Roman1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text-indent="0cm" style:auto-text-indent="false" style:page-number="auto">
        <style:tab-stops/>
      </style:paragraph-properties>
      <style:text-properties style:font-name="Times New Roman1" fo:font-family="'Times New Roman'" style:font-style-name="Regular" style:font-family-generic="roman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loext:hidden="true" style:hidden="true" style:parent-style-name="Standard" style:class="text">
      <style:paragraph-properties fo:margin-top="0cm" fo:margin-bottom="0.247cm" style:contextual-spacing="false" fo:line-height="115%"/>
      <style:text-properties fo:color="#ff0000" loext:opacity="100%" fo:font-size="14pt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Standard" style:default-outline-level="1" style:list-style-name="" style:class="text" style:master-page-name="">
      <style:paragraph-properties fo:margin-left="0cm" fo:margin-top="0cm" fo:margin-bottom="0cm" style:contextual-spacing="true" fo:text-align="start" style:justify-single-word="false" fo:keep-together="always" fo:text-indent="1.251cm" style:auto-text-indent="false" style:page-number="auto" fo:keep-with-next="always"/>
      <style:text-properties style:font-name="Times New Roman" fo:font-family="'Times New Roman'" style:font-style-name="Bold" style:font-family-generic="roman" fo:font-size="16pt" fo:font-weight="bold"/>
    </style:style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text-align="start" style:justify-single-word="false" fo:text-indent="1.251cm" style:auto-text-indent="false" style:page-number="auto">
        <style:tab-stops/>
      </style:paragraph-properties>
      <style:text-properties fo:font-size="14pt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Comment" style:family="paragraph" loext:hidden="true" style:hidden="true" style:parent-style-name="Standard" style:class="extra">
      <style:text-properties fo:font-size="10pt" style:font-size-asian="10pt" style:font-size-complex="10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Contents" style:display-name="List Contents" style:family="paragraph" loext:hidden="true" style:hidden="true" style:parent-style-name="Standard" style:class="html">
      <style:paragraph-properties fo:margin-left="1cm"/>
    </style:style>
    <style:style style:name="User_20_Index_20_10" style:display-name="User Index 10" style:family="paragraph" loext:hidden="true" style:hidden="true" style:parent-style-name="Index" style:class="index">
      <style:paragraph-properties fo:margin-left="4.5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9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2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9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3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5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4.001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5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1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text-indent="0cm" style:auto-text-indent="false"/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2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9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5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4.001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9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3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pecial_20_Heading" style:display-name="Special Heading" style:family="paragraph" style:parent-style-name="Heading_20_1">
      <style:paragraph-properties fo:text-align="center" style:justify-single-word="false" fo:text-indent="0cm" style:auto-text-indent="false"/>
    </style:style>
    <style:style style:name="Contents_20_2" style:display-name="Contents 2" style:family="paragraph" style:parent-style-name="Index" style:class="index">
      <style:paragraph-properties fo:margin-left="1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2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_20_2" style:default-outline-level="3" style:class="text" style:master-page-name="">
      <style:paragraph-properties style:page-number="auto">
        <style:tab-stops/>
      </style:paragraph-properties>
    </style:style>
    <style:style style:name="ListLabel_20_73" style:display-name="ListLabel 73" style:family="text">
      <style:text-properties style:font-name-asian="Calibri" style:font-family-asian="Calibri" style:font-family-generic-asian="system" style:font-pitch-asian="variable" style:font-name-complex="Calibri" style:font-family-complex="Calibri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Numbering_20_Symbols" style:display-name="Numbering Symbols" style:family="text">
      <style:text-properties style:text-underline-style="none"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Variable" style:family="text">
      <style:text-properties fo:color="#ffffff" loext:opacity="100%" fo:font-size="14pt" fo:font-style="italic" style:font-style-asian="italic" style:font-style-complex="italic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">
        <style:list-level-properties text:list-level-position-and-space-mode="label-alignment">
          <style:list-level-label-alignment text:label-followed-by="listtab" fo:text-indent="1.251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 fo:text-indent="0cm" style:auto-text-indent="false"/>
      <style:text-properties officeooo:paragraph-rsid="001d0efd"/>
    </style:style>
    <style:style style:name="MT1" style:family="text">
      <style:text-properties officeooo:rsid="00cbc1b1"/>
    </style:style>
    <style:page-layout style:name="Mpm1">
      <style:page-layout-properties fo:page-width="21.001cm" fo:page-height="29.7cm" style:num-format="1" style:print-orientation="portrait" fo:margin-top="2cm" fo:margin-bottom="2.70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70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.70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First_20_Page" style:display-name="First Page" style:page-layout-name="Mpm2" draw:style-name="Mdp1">
      <style:footer>
        <text:p text:style-name="MP1"><text:span text:style-name="MT1">Минск</text:span> 2024</text:p>
        <text:p text:style-name="MP1"/>
      </style:footer>
    </style:master-page>
    <style:master-page style:name="Default_20_Page_20_Style_20_2" style:display-name="Default Page Style 2" style:page-layout-name="Mpm3" draw:style-name="Mdp1" style:next-style-name="Index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16:40:14.032519326</meta:creation-date>
    <dc:date>2024-10-29T21:42:07.579732612</dc:date>
    <meta:editing-duration>PT10H20M48S</meta:editing-duration>
    <meta:editing-cycles>249</meta:editing-cycles>
    <meta:generator>LibreOffice/24.8.2.1$Linux_X86_64 LibreOffice_project/480$Build-1</meta:generator>
    <meta:print-date>2024-10-29T21:41:53.352265432</meta:print-date>
    <meta:printed-by>PDF files</meta:printed-by>
    <meta:document-statistic meta:table-count="1" meta:image-count="0" meta:object-count="0" meta:page-count="7" meta:paragraph-count="81" meta:word-count="1001" meta:character-count="8580" meta:non-whitespace-character-count="7631"/>
  </office:meta>
</office:document-meta>
</file>